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appingJacksonResponseBodyAdvice.supports( MethodParameter returnType , Class &lt; ? extends HttpMessageConverter &lt; ? &gt; &gt; converte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ppingJacksonResponseBodyAdvice.beforeBodyWrite( @ Nullable Object body , MethodParameter returnType , MediaType contentType , Class &lt; ? extends HttpMessageConverter &lt; ? &gt; &gt; converterType , ServerHttpRequest request , ServerHttp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MappingJacksonResponseBodyAdvice.getOrCreateContainer( Object bod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